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500000002D0B71B8ECB97D3B39D.png" manifest:media-type="image/png"/>
  <manifest:file-entry manifest:full-path="Pictures/1000000000000500000002D0EC111F2B9B93FF2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018cm" svg:x="1cm" svg:y="0.777cm">
          <draw:image xlink:href="Pictures/1000000000000500000002D0B71B8ECB97D3B39D.png" xlink:type="simple" xlink:show="embed" xlink:actuate="onLoad" draw:mime-type="image/png">
            <text:p/>
          </draw:image>
        </draw:frame>
        <draw:frame draw:style-name="gr1" draw:text-style-name="P1" draw:layer="layout" svg:width="19.589cm" svg:height="11.018cm" svg:x="1cm" svg:y="14.335cm">
          <draw:image xlink:href="Pictures/1000000000000500000002D0EC111F2B9B93FF2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0T15:10:28.430000000</meta:creation-date>
    <dc:date>2023-04-20T15:11:01.105000000</dc:date>
    <meta:editing-duration>PT33S</meta:editing-duration>
    <meta:editing-cycles>1</meta:editing-cycles>
    <meta:document-statistic meta:object-count="2"/>
    <meta:generator>LibreOffice/7.5.2.2$Windows_X86_64 LibreOffice_project/53bb9681a964705cf672590721dbc85eb4d0c3a2</meta:generator>
  </office:meta>
</office:document-meta>
</file>